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2pt" style:font-size-asian="12pt" style:font-size-complex="12pt" fo:language="en" fo:country="US"/>
    </style:style>
    <style:style style:name="P2" style:parent-style-name="Normal" style:family="paragraph">
      <style:text-properties fo:language="en" fo:country="US"/>
    </style:style>
    <style:style style:name="T3" style:parent-style-name="Policepardéfaut" style:family="text">
      <style:text-properties fo:language="en" fo:country="US"/>
    </style:style>
  </office:automatic-styles>
  <office:body>
    <office:text text:use-soft-page-breaks="true">
      <text:p text:style-name="P1">DEREZE Alexandra – FISA 3</text:p>
      <text:p text:style-name="P2"/>
      <text:p text:style-name="Normal"><text:span text:style-name="T3">A child with a mental disability is able to call his grandparents, in short he can interact with someone else and become more independent. AI begins to expand in new fields, it creates hobbies for disabled people as audiobooks. Microsoft begins to develop and research new tools in the IA field with the program “AI for Accessibility”. They hire people to contribute in the development of new IA to help and improve the life of disabled people. Other companies innovate in this field. Apps created by huge companies in IA already exist. We can find apps which create conversation with other people such as Ava and another one called Voiceitt. This software helps people with mispronunciation to be understoo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ra Dereze</meta:initial-creator>
    <dc:creator>Alexandra Dereze</dc:creator>
    <meta:creation-date>2021-05-17T17:49:00Z</meta:creation-date>
    <dc:date>2021-05-17T17:50:00Z</dc:date>
    <meta:template xlink:href="Normal.dotm" xlink:type="simple"/>
    <meta:editing-cycles>5</meta:editing-cycles>
    <meta:editing-duration>PT60S</meta:editing-duration>
    <meta:document-statistic meta:page-count="1" meta:paragraph-count="1" meta:word-count="113" meta:character-count="736" meta:row-count="5" meta:non-whitespace-character-count="624"/>
  </office:meta>
</office:document-meta>
</file>